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55.99pt"/>
    </style:style>
    <style:style style:name="co8" style:family="table-column">
      <style:table-column-properties fo:break-before="auto" style:column-width="121.4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0.24pt" fo:break-before="auto" style:use-optimal-row-height="true"/>
    </style:style>
    <style:style style:name="ro3" style:family="table-row">
      <style:table-row-properties style:row-height="29.2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20.24pt" fo:break-before="auto" style:use-optimal-row-height="false"/>
    </style:style>
    <style:style style:name="ro9" style:family="table-row">
      <style:table-row-properties style:row-height="28.4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currency-style style:name="N10101P0" style:volatile="true" number:language="id" number:country="ID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10101" number:language="id" number:country="ID"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10101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10101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4" style:family="table-cell" style:parent-style-name="Default" style:data-style-name="N10101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2f75b5" fo:font-weight="bold" style:font-weight-asian="bold" style:font-weight-complex="bold"/>
    </style:style>
    <style:style style:name="ce8" style:family="table-cell" style:parent-style-name="Default" style:data-style-name="N1010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1" style:family="table-cell" style:parent-style-name="Default" style:data-style-name="N1010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101">
      <style:table-cell-properties style:text-align-source="fix" style:repeat-content="false" fo:background-color="transparent" style:vertical-align="automatic"/>
      <style:paragraph-properties fo:text-align="center"/>
      <style:text-properties fo:color="#2f75b5" fo:font-weight="bold" style:font-weight-asian="bold" style:font-weight-complex="bold"/>
    </style:style>
    <style:style style:name="ce14" style:family="table-cell" style:parent-style-name="Default" style:data-style-name="N10101">
      <style:table-cell-properties fo:background-color="#b4c6e7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0101">
      <style:table-cell-properties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</style:style>
    <style:style style:name="ce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Master.$A$5:.$A$21])" table:allow-empty-cell="true" table:display-list="unsorted" table:base-cell-address="Transaksi.A5">
          <table:error-message table:message-type="stop" table:display="true"/>
        </table:content-validation>
        <table:content-validation table:name="val2" table:condition="of:cell-content-is-in-list(&quot;Anggota&quot;;&quot;Tidak Anggota&quot;)" table:allow-empty-cell="true" table:display-list="unsorted" table:base-cell-address="Master.A1">
          <table:error-message table:message-type="stop" table:display="true"/>
        </table:content-validation>
      </table:content-validations>
      <table:table table:name="Master" table:style-name="ta1">
        <table:table-column table:style-name="co1" table:default-cell-style-name="ce28"/>
        <table:table-column table:style-name="co1" table:default-cell-style-name="ce32"/>
        <table:table-column table:style-name="co1" table:default-cell-style-name="ce33"/>
        <table:table-column table:style-name="co2" table:number-columns-repeated="1021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9" office:value-type="string" calcext:value-type="string">
            <text:p>Ma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 calcext:value-type="string">
            <text:p>kode</text:p>
          </table:table-cell>
          <table:table-cell table:style-name="ce30" office:value-type="string" calcext:value-type="string">
            <text:p>nama</text:p>
          </table:table-cell>
          <table:table-cell table:style-name="ce30" office:value-type="string" calcext:value-type="string">
            <text:p>harga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palu</text:p>
          </table:table-cell>
          <table:table-cell table:style-name="ce34" office:value-type="currency" office:currency="IDR" office:value="500" calcext:value-type="currency">
            <text:p>Rp5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eja</text:p>
          </table:table-cell>
          <table:table-cell table:style-name="ce34" office:value-type="currency" office:currency="IDR" office:value="6000" calcext:value-type="currency">
            <text:p>Rp6.0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kursi</text:p>
          </table:table-cell>
          <table:table-cell table:style-name="ce34" office:value-type="currency" office:currency="IDR" office:value="8000" calcext:value-type="currency">
            <text:p>Rp8.0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Pensil</text:p>
          </table:table-cell>
          <table:table-cell table:style-name="ce34" office:value-type="currency" office:currency="IDR" office:value="1000" calcext:value-type="currency">
            <text:p>Rp1.0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S5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6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7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8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9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0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1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2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3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4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5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6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4">
          <table:table-cell table:style-name="ce31" office:value-type="string" calcext:value-type="string">
            <text:p>S17</text:p>
          </table:table-cell>
          <table:table-cell table:style-name="ce31"/>
          <table:table-cell table:style-name="ce34"/>
          <table:table-cell table:number-columns-repeated="1021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aksi" table:style-name="ta2"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3" table:default-cell-style-name="ce32"/>
        <table:table-column table:style-name="co6" table:default-cell-style-name="ce8"/>
        <table:table-column table:style-name="co3" table:default-cell-style-name="ce28"/>
        <table:table-column table:style-name="co7" table:default-cell-style-name="ce28"/>
        <table:table-column table:style-name="co3" table:number-columns-repeated="2" table:default-cell-style-name="ce28"/>
        <table:table-column table:style-name="co8" table:default-cell-style-name="ce28"/>
        <table:table-column table:style-name="co3" table:number-columns-repeated="1013" table:default-cell-style-name="ce28"/>
        <table:table-column table:style-name="co2" table:default-cell-style-name="ce28"/>
        <table:table-row table:style-name="ro1">
          <table:table-cell table:number-columns-repeated="1024"/>
        </table:table-row>
        <table:table-row table:style-name="ro6">
          <table:table-cell table:style-name="ce20" office:value-type="string" calcext:value-type="string">
            <text:p>Transaksi</text:p>
          </table:table-cell>
          <table:table-cell table:style-name="ce10" table:number-columns-repeated="3"/>
          <table:table-cell table:style-name="ce11"/>
          <table:table-cell table:style-name="ce9"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Konsumen :</text:p>
          </table:table-cell>
          <table:table-cell table:style-name="ce12" table:content-validation-name="val2" office:value-type="string" calcext:value-type="string">
            <text:p>Anggota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kode</text:p>
          </table:table-cell>
          <table:table-cell table:style-name="ce13" office:value-type="string" calcext:value-type="string">
            <text:p>nama</text:p>
          </table:table-cell>
          <table:table-cell table:style-name="ce13" office:value-type="string" calcext:value-type="string">
            <text:p>harga</text:p>
          </table:table-cell>
          <table:table-cell table:style-name="ce13" office:value-type="string" calcext:value-type="string">
            <text:p>jumlah</text:p>
          </table:table-cell>
          <table:table-cell table:style-name="ce14" office:value-type="string" calcext:value-type="string">
            <text:p>sub total</text:p>
          </table:table-cell>
          <table:table-cell/>
          <table:table-cell table:style-name="ce15" office:value-type="string" calcext:value-type="string">
            <text:p>Combo</text:p>
          </table:table-cell>
          <table:table-cell table:number-columns-repeated="1017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VLOOKUP([.A5];[Master.$A$4:.$C$21];2)" office:value-type="string" office:string-value="kursi" calcext:value-type="string">
            <text:p>kursi</text:p>
          </table:table-cell>
          <table:table-cell table:style-name="ce34" table:formula="of:=IF(ISNA(VLOOKUP([.A5];[Master.$A$4:.$C$21];3));0;VLOOKUP([.A5];[Master.$A$4:.$C$21];3))" office:value-type="currency" office:currency="IDR" office:value="8000" calcext:value-type="currency">
            <text:p>Rp8.000</text:p>
          </table:table-cell>
          <table:table-cell table:style-name="ce31" office:value-type="float" office:value="2" calcext:value-type="float">
            <text:p>2</text:p>
          </table:table-cell>
          <table:table-cell table:style-name="ce34" table:formula="of:=IF(ISNA([.D5]*[.C5]);&quot;&quot;;([.D5]*[.C5]))" office:value-type="currency" office:currency="IDR" office:value="16000" calcext:value-type="currency">
            <text:p>Rp16.000</text:p>
          </table:table-cell>
          <table:table-cell/>
          <table:table-cell table:style-name="ce15" office:value-type="string" calcext:value-type="string">
            <text:p>Isna &amp; vlookup</text:p>
          </table:table-cell>
          <table:table-cell table:number-columns-repeated="1017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VLOOKUP([.A6];[Master.$A$4:.$C$21];2)" office:value-type="string" office:string-value="kursi" calcext:value-type="string">
            <text:p>kursi</text:p>
          </table:table-cell>
          <table:table-cell table:style-name="ce34" table:formula="of:=IF(ISNA(VLOOKUP([.A6];[Master.$A$4:.$C$21];3));0;VLOOKUP([.A6];[Master.$A$4:.$C$21];3))" office:value-type="currency" office:currency="IDR" office:value="8000" calcext:value-type="currency">
            <text:p>Rp8.000</text:p>
          </table:table-cell>
          <table:table-cell table:style-name="ce31" office:value-type="float" office:value="3" calcext:value-type="float">
            <text:p>3</text:p>
          </table:table-cell>
          <table:table-cell table:style-name="ce34" table:formula="of:=IF(ISNA([.D6]*[.C6]);&quot;&quot;;([.D6]*[.C6]))" office:value-type="currency" office:currency="IDR" office:value="24000" calcext:value-type="currency">
            <text:p>Rp24.000</text:p>
          </table:table-cell>
          <table:table-cell/>
          <table:table-cell table:style-name="ce15" office:value-type="string" calcext:value-type="string">
            <text:p>if</text:p>
          </table:table-cell>
          <table:table-cell table:number-columns-repeated="1017"/>
        </table:table-row>
        <table:table-row table:style-name="ro8">
          <table:table-cell table:style-name="ce31" table:content-validation-name="val1" office:value-type="string" calcext:value-type="string">
            <text:p>S2</text:p>
          </table:table-cell>
          <table:table-cell table:style-name="ce31" table:formula="of:=VLOOKUP([.A7];[Master.$A$4:.$C$21];2)" office:value-type="string" office:string-value="meja" calcext:value-type="string">
            <text:p>meja</text:p>
          </table:table-cell>
          <table:table-cell table:style-name="ce34" table:formula="of:=IF(ISNA(VLOOKUP([.A7];[Master.$A$4:.$C$21];3));0;VLOOKUP([.A7];[Master.$A$4:.$C$21];3))" office:value-type="currency" office:currency="IDR" office:value="6000" calcext:value-type="currency">
            <text:p>Rp6.000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formula="of:=IF(ISNA([.D7]*[.C7]);&quot;&quot;;([.D7]*[.C7]))" office:value-type="currency" office:currency="IDR" office:value="36000" calcext:value-type="currency">
            <text:p>Rp36.000</text:p>
          </table:table-cell>
          <table:table-cell/>
          <table:table-cell table:style-name="ce15" office:value-type="string" calcext:value-type="string">
            <text:p>and</text:p>
          </table:table-cell>
          <table:table-cell table:number-columns-repeated="1017"/>
        </table:table-row>
        <table:table-row table:style-name="ro8">
          <table:table-cell table:style-name="ce31" table:content-validation-name="val1" office:value-type="string" calcext:value-type="string">
            <text:p>S1</text:p>
          </table:table-cell>
          <table:table-cell table:style-name="ce31" table:formula="of:=IF(ISNA(VLOOKUP([.A8];[Master.$A$4:.$C$21];2));&quot;&quot;;VLOOKUP([.A8];[Master.$A$4:.$C$21];2))" office:value-type="string" office:string-value="palu" calcext:value-type="string">
            <text:p>palu</text:p>
          </table:table-cell>
          <table:table-cell table:style-name="ce34" table:formula="of:=IF(ISNA(VLOOKUP([.A8];[Master.$A$4:.$C$21];3));0;VLOOKUP([.A8];[Master.$A$4:.$C$21];3))" office:value-type="currency" office:currency="IDR" office:value="500" calcext:value-type="currency">
            <text:p>Rp500</text:p>
          </table:table-cell>
          <table:table-cell table:style-name="ce31" office:value-type="float" office:value="2" calcext:value-type="float">
            <text:p>2</text:p>
          </table:table-cell>
          <table:table-cell table:style-name="ce34" table:formula="of:=IF(ISNA([.D8]*[.C8]);0;([.D8]*[.C8]))" office:value-type="currency" office:currency="IDR" office:value="1000" calcext:value-type="currency">
            <text:p>Rp1.000</text:p>
          </table:table-cell>
          <table:table-cell/>
          <table:table-cell table:style-name="ce15" office:value-type="string" calcext:value-type="string">
            <text:p>iferrror</text:p>
          </table:table-cell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IF(ISNA(VLOOKUP([.A9];[Master.$A$4:.$C$21];2));&quot;&quot;;VLOOKUP([.A9];[Master.$A$4:.$C$21];2))" office:value-type="string" office:string-value="kursi" calcext:value-type="string">
            <text:p>kursi</text:p>
          </table:table-cell>
          <table:table-cell table:style-name="ce34" table:formula="of:=IF(ISNA(VLOOKUP([.A9];[Master.$A$4:.$C$21];3));0;VLOOKUP([.A9];[Master.$A$4:.$C$21];3))" office:value-type="currency" office:currency="IDR" office:value="8000" calcext:value-type="currency">
            <text:p>Rp8.000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formula="of:=IF(ISNA([.D9]*[.C9]);0;([.D9]*[.C9]))" office:value-type="currency" office:currency="IDR" office:value="48000" calcext:value-type="currency">
            <text:p>Rp48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IF(ISNA(VLOOKUP([.A10];[Master.$A$4:.$C$21];2));&quot;&quot;;VLOOKUP([.A10];[Master.$A$4:.$C$21];2))" office:value-type="string" office:string-value="kursi" calcext:value-type="string">
            <text:p>kursi</text:p>
          </table:table-cell>
          <table:table-cell table:style-name="ce34" table:formula="of:=IF(ISNA(VLOOKUP([.A10];[Master.$A$4:.$C$21];3));0;VLOOKUP([.A10];[Master.$A$4:.$C$21];3))" office:value-type="currency" office:currency="IDR" office:value="8000" calcext:value-type="currency">
            <text:p>Rp8.000</text:p>
          </table:table-cell>
          <table:table-cell table:style-name="ce31" office:value-type="float" office:value="2" calcext:value-type="float">
            <text:p>2</text:p>
          </table:table-cell>
          <table:table-cell table:style-name="ce34" table:formula="of:=IF(ISNA([.D10]*[.C10]);0;([.D10]*[.C10]))" office:value-type="currency" office:currency="IDR" office:value="16000" calcext:value-type="currency">
            <text:p>Rp16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IF(ISNA(VLOOKUP([.A11];[Master.$A$4:.$C$21];2));&quot;&quot;;VLOOKUP([.A11];[Master.$A$4:.$C$21];2))" office:value-type="string" office:string-value="kursi" calcext:value-type="string">
            <text:p>kursi</text:p>
          </table:table-cell>
          <table:table-cell table:style-name="ce34" table:formula="of:=IF(ISNA(VLOOKUP([.A11];[Master.$A$4:.$C$21];3));0;VLOOKUP([.A11];[Master.$A$4:.$C$21];3))" office:value-type="currency" office:currency="IDR" office:value="8000" calcext:value-type="currency">
            <text:p>Rp8.000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formula="of:=IF(ISNA([.D11]*[.C11]);0;([.D11]*[.C11]))" office:value-type="currency" office:currency="IDR" office:value="40000" calcext:value-type="currency">
            <text:p>Rp40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1</text:p>
          </table:table-cell>
          <table:table-cell table:style-name="ce31" table:formula="of:=IF(ISNA(VLOOKUP([.A12];[Master.$A$4:.$C$21];2));&quot;&quot;;VLOOKUP([.A12];[Master.$A$4:.$C$21];2))" office:value-type="string" office:string-value="palu" calcext:value-type="string">
            <text:p>palu</text:p>
          </table:table-cell>
          <table:table-cell table:style-name="ce34" table:formula="of:=IF(ISNA(VLOOKUP([.A12];[Master.$A$4:.$C$21];3));0;VLOOKUP([.A12];[Master.$A$4:.$C$21];3))" office:value-type="currency" office:currency="IDR" office:value="500" calcext:value-type="currency">
            <text:p>Rp500</text:p>
          </table:table-cell>
          <table:table-cell table:style-name="ce31" office:value-type="float" office:value="500" calcext:value-type="float">
            <text:p>500</text:p>
          </table:table-cell>
          <table:table-cell table:style-name="ce34" table:formula="of:=IF(ISNA([.D12]*[.C12]);0;([.D12]*[.C12]))" office:value-type="currency" office:currency="IDR" office:value="250000" calcext:value-type="currency">
            <text:p>Rp250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4</text:p>
          </table:table-cell>
          <table:table-cell table:style-name="ce31" table:formula="of:=IF(ISNA(VLOOKUP([.A13];[Master.$A$4:.$C$21];2));&quot;&quot;;VLOOKUP([.A13];[Master.$A$4:.$C$21];2))" office:value-type="string" office:string-value="Pensil" calcext:value-type="string">
            <text:p>Pensil</text:p>
          </table:table-cell>
          <table:table-cell table:style-name="ce34" table:formula="of:=IF(ISNA(VLOOKUP([.A13];[Master.$A$4:.$C$21];3));0;VLOOKUP([.A13];[Master.$A$4:.$C$21];3))" office:value-type="currency" office:currency="IDR" office:value="1000" calcext:value-type="currency">
            <text:p>Rp1.000</text:p>
          </table:table-cell>
          <table:table-cell table:style-name="ce31" office:value-type="float" office:value="50" calcext:value-type="float">
            <text:p>50</text:p>
          </table:table-cell>
          <table:table-cell table:style-name="ce34" table:formula="of:=IF(ISNA([.D13]*[.C13]);0;([.D13]*[.C13]))" office:value-type="currency" office:currency="IDR" office:value="50000" calcext:value-type="currency">
            <text:p>Rp50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1</text:p>
          </table:table-cell>
          <table:table-cell table:style-name="ce31" table:formula="of:=IF(ISNA(VLOOKUP([.A14];[Master.$A$4:.$C$21];2));&quot;&quot;;VLOOKUP([.A14];[Master.$A$4:.$C$21];2))" office:value-type="string" office:string-value="palu" calcext:value-type="string">
            <text:p>palu</text:p>
          </table:table-cell>
          <table:table-cell table:style-name="ce34" table:formula="of:=IFERROR(VLOOKUP([.A14];[Master.$A$5:.$C$21];3);&quot;&quot;)" office:value-type="currency" office:currency="IDR" office:value="500" calcext:value-type="currency">
            <text:p>Rp500</text:p>
          </table:table-cell>
          <table:table-cell table:style-name="ce31" office:value-type="float" office:value="15" calcext:value-type="float">
            <text:p>15</text:p>
          </table:table-cell>
          <table:table-cell table:style-name="ce34" table:formula="of:=IFERROR([.D14]*[.C14];&quot;&quot;)" office:value-type="currency" office:currency="IDR" office:value="7500" calcext:value-type="currency">
            <text:p>Rp7.5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2</text:p>
          </table:table-cell>
          <table:table-cell table:style-name="ce31" table:formula="of:=IF(ISNA(VLOOKUP([.A15];[Master.$A$4:.$C$21];2));&quot;&quot;;VLOOKUP([.A15];[Master.$A$4:.$C$21];2))" office:value-type="string" office:string-value="meja" calcext:value-type="string">
            <text:p>meja</text:p>
          </table:table-cell>
          <table:table-cell table:style-name="ce34" table:formula="of:=IFERROR(VLOOKUP([.A15];[Master.$A$5:.$C$21];3);&quot;&quot;)" office:value-type="currency" office:currency="IDR" office:value="6000" calcext:value-type="currency">
            <text:p>Rp6.000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formula="of:=IFERROR([.D15]*[.C15];&quot;&quot;)" office:value-type="currency" office:currency="IDR" office:value="30000" calcext:value-type="currency">
            <text:p>Rp30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3</text:p>
          </table:table-cell>
          <table:table-cell table:style-name="ce31" table:formula="of:=IF(ISNA(VLOOKUP([.A16];[Master.$A$4:.$C$21];2));&quot;&quot;;VLOOKUP([.A16];[Master.$A$4:.$C$21];2))" office:value-type="string" office:string-value="kursi" calcext:value-type="string">
            <text:p>kursi</text:p>
          </table:table-cell>
          <table:table-cell table:style-name="ce34" table:formula="of:=IFERROR(VLOOKUP([.A16];[Master.$A$5:.$C$21];3);&quot;&quot;)" office:value-type="currency" office:currency="IDR" office:value="8000" calcext:value-type="currency">
            <text:p>Rp8.000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formula="of:=IFERROR([.D16]*[.C16];&quot;&quot;)" office:value-type="currency" office:currency="IDR" office:value="48000" calcext:value-type="currency">
            <text:p>Rp48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1</text:p>
          </table:table-cell>
          <table:table-cell table:style-name="ce31" table:formula="of:=IF(ISNA(VLOOKUP([.A17];[Master.$A$4:.$C$21];2));&quot;&quot;;VLOOKUP([.A17];[Master.$A$4:.$C$21];2))" office:value-type="string" office:string-value="palu" calcext:value-type="string">
            <text:p>palu</text:p>
          </table:table-cell>
          <table:table-cell table:style-name="ce34" table:formula="of:=IFERROR(VLOOKUP([.A17];[Master.$A$5:.$C$21];3);&quot;&quot;)" office:value-type="currency" office:currency="IDR" office:value="500" calcext:value-type="currency">
            <text:p>Rp500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formula="of:=IFERROR([.D17]*[.C17];&quot;&quot;)" office:value-type="currency" office:currency="IDR" office:value="3000" calcext:value-type="currency">
            <text:p>Rp3.0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/>
          <table:table-cell table:style-name="ce31" table:formula="of:=IF(ISNA(VLOOKUP([.A18];[Master.$A$4:.$C$21];2));&quot;&quot;;VLOOKUP([.A18];[Master.$A$4:.$C$21];2))">
            <text:p/>
          </table:table-cell>
          <table:table-cell table:style-name="ce34" table:formula="of:=IFERROR(VLOOKUP([.A18];[Master.$A$5:.$C$21];3);&quot;&quot;)">
            <text:p/>
          </table:table-cell>
          <table:table-cell table:style-name="ce31"/>
          <table:table-cell table:style-name="ce34" table:formula="of:=IFERROR([.D18]*[.C18];&quot;&quot;)">
            <text:p/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/>
          <table:table-cell table:style-name="ce31" table:formula="of:=IF(ISNA(VLOOKUP([.A19];[Master.$A$4:.$C$21];2));&quot;&quot;;VLOOKUP([.A19];[Master.$A$4:.$C$21];2))">
            <text:p/>
          </table:table-cell>
          <table:table-cell table:style-name="ce34" table:formula="of:=IFERROR(VLOOKUP([.A19];[Master.$A$5:.$C$21];3);&quot;&quot;)">
            <text:p/>
          </table:table-cell>
          <table:table-cell table:style-name="ce31"/>
          <table:table-cell table:style-name="ce34" table:formula="of:=IFERROR([.D19]*[.C19];&quot;&quot;)">
            <text:p/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8">
          <table:table-cell table:style-name="ce31" table:content-validation-name="val1" office:value-type="string" calcext:value-type="string">
            <text:p>S1</text:p>
          </table:table-cell>
          <table:table-cell table:style-name="ce31" table:formula="of:=IF(ISNA(VLOOKUP([.A20];[Master.$A$4:.$C$21];2));&quot;&quot;;VLOOKUP([.A20];[Master.$A$4:.$C$21];2))" office:value-type="string" office:string-value="palu" calcext:value-type="string">
            <text:p>palu</text:p>
          </table:table-cell>
          <table:table-cell table:style-name="ce34" table:formula="of:=IFERROR(VLOOKUP([.A20];[$Master.A5:.C21];3);&quot;&quot;)" office:value-type="currency" office:currency="IDR" office:value="500" calcext:value-type="currency">
            <text:p>Rp500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formula="of:=IFERROR([.D20]*[.C20];&quot;&quot;)" office:value-type="currency" office:currency="IDR" office:value="2500" calcext:value-type="currency">
            <text:p>Rp2.500</text:p>
          </table:table-cell>
          <table:table-cell/>
          <table:table-cell table:style-name="ce15"/>
          <table:table-cell table:style-name="ce32"/>
          <table:table-cell table:number-columns-repeated="1016"/>
        </table:table-row>
        <table:table-row table:style-name="ro9">
          <table:table-cell table:style-name="ce16" office:value-type="string" calcext:value-type="string">
            <text:p>Ket :</text:p>
          </table:table-cell>
          <table:table-cell table:style-name="ce19" table:formula="of:=IF(AND([.E3]=&quot;Anggota&quot;;[.E21]&gt;200000);&quot;Dapat  Bonus&quot;;&quot;Tidak Dapat Bonus&quot;)" office:value-type="string" office:string-value="Dapat  Bonus" calcext:value-type="string" table:number-columns-spanned="2" table:number-rows-spanned="1">
            <text:p>Dapat <text:s/>Bonus</text:p>
          </table:table-cell>
          <table:covered-table-cell/>
          <table:table-cell table:style-name="ce16" office:value-type="string" calcext:value-type="string">
            <text:p>Total :</text:p>
          </table:table-cell>
          <table:table-cell table:style-name="ce17" table:formula="of:=SUM([.E5:.E20])" office:value-type="currency" office:currency="IDR" office:value="572000" calcext:value-type="currency">
            <text:p>Rp572.000</text:p>
          </table:table-cell>
          <table:table-cell table:style-name="ce18" table:number-columns-repeated="1019"/>
        </table:table-row>
        <table:table-row table:style-name="ro1" table:number-rows-repeated="2">
          <table:table-cell table:number-columns-repeated="7"/>
          <table:table-cell table:style-name="ce32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" number:language="id" number:country="ID">
      <number:currency-symbol number:language="id" number:country="ID">Rp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creation-date>2017-12-10T08:17:56Z</meta:creation-date>
    <dc:date>2017-12-12T19:09:29.687000000</dc:date>
    <meta:editing-cycles>2</meta:editing-cycles>
    <meta:editing-duration>PT9M20S</meta:editing-duration>
    <meta:document-statistic meta:table-count="2" meta:cell-count="122" meta:object-count="0"/>
  </office:meta>
</office:document-meta>
</file>